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</text:span></text:p>
      <text:p text:style-name="P1"><text:span text:style-name="T1">#include &lt;vector&gt;</text:span></text:p>
      <text:p text:style-name="P1"><text:span text:style-name="T1">#include &lt;string&gt;</text:span></text:p>
      <text:p text:style-name="P1"><text:span text:style-name="T1">#include &lt;fstream&gt;</text:span></text:p>
      <text:p text:style-name="P1"><text:span text:style-name="T1">#include &lt;algorithm&gt;</text:span></text:p>
      <text:p text:style-name="P1"><text:span text:style-name="T1">#include &lt;map&gt;</text:span></text:p>
      <text:p text:style-name="P1"><text:span text:style-name="T1"/></text:p>
      <text:p text:style-name="P1"><text:span text:style-name="T1">struct Student {</text:span></text:p>
      <text:p text:style-name="P1"><text:span text:style-name="T1"><text:s text:c="4"/>std::string firstname;</text:span></text:p>
      <text:p text:style-name="P1"><text:span text:style-name="T1"><text:s text:c="4"/>std::string surname;</text:span></text:p>
      <text:p text:style-name="P1"><text:span text:style-name="T1"><text:s text:c="4"/>std::string gender;</text:span></text:p>
      <text:p text:style-name="P1"><text:span text:style-name="T1"><text:s text:c="4"/>int age;</text:span></text:p>
      <text:p text:style-name="P1"><text:span text:style-name="T1"><text:s text:c="4"/>int group;</text:span></text:p>
      <text:p text:style-name="P1"><text:span text:style-name="T1"><text:s text:c="4"/>std::vector&lt;std::string&gt; activities;</text:span></text:p>
      <text:p text:style-name="P1"><text:span text:style-name="T1">};</text:span></text:p>
      <text:p text:style-name="P1"><text:span text:style-name="T1"/></text:p>
      <text:p text:style-name="P1"><text:span text:style-name="T1">struct Activity {</text:span></text:p>
      <text:p text:style-name="P1"><text:span text:style-name="T1"><text:s text:c="4"/>std::string name;</text:span></text:p>
      <text:p text:style-name="P1"><text:span text:style-name="T1"><text:s text:c="4"/>int max_capacity;</text:span></text:p>
      <text:p text:style-name="P1"><text:span text:style-name="T1"><text:s text:c="4"/>std::vector&lt;Student&gt; members;</text:span></text:p>
      <text:p text:style-name="P1"><text:span text:style-name="T1">};</text:span></text:p>
      <text:p text:style-name="P1"><text:span text:style-name="T1"/></text:p>
      <text:p text:style-name="P1"><text:span text:style-name="T1">std::vector&lt;Student&gt; students;</text:span></text:p>
      <text:p text:style-name="P1"><text:span text:style-name="T1">std::vector&lt;Activity&gt; sports = {{"Rugby", 20}, {"Athletics", 20}, {"Swimming", 20}, {"Soccer", 20}};</text:span></text:p>
      <text:p text:style-name="P1"><text:span text:style-name="T1">std::vector&lt;Activity&gt; clubs = {{"Journalism Club", 60}, {"Red Cross Society", 60}, {"AISEC", 60}, {"Business Club", 60}, {"Computer Science Club", 60}};</text:span></text:p>
      <text:p text:style-name="P1"><text:span text:style-name="T1"/></text:p>
      <text:p text:style-name="P1"><text:span text:style-name="T1">bool checkGenderBalance(const std::vector&lt;Student&gt;&amp; members, const std::string&amp; gender, int max_percentage) {</text:span></text:p>
      <text:p text:style-name="P1"><text:span text:style-name="T1"><text:s text:c="4"/>int count = std::count_if(members.begin(), members.end(), [&amp;gender](const Student&amp; s) { return s.gender == gender; });</text:span></text:p>
      <text:p text:style-name="P1"><text:span text:style-name="T1"><text:s text:c="4"/>return (count * 100) / members.size() &lt;= max_percentage;</text:span></text:p>
      <text:p text:style-name="P1"><text:span text:style-name="T1">}</text:span></text:p>
      <text:p text:style-name="P1"><text:span text:style-name="T1"/></text:p>
      <text:p text:style-name="P1"><text:span text:style-name="T1">void addStudent() {</text:span></text:p>
      <text:p text:style-name="P1"><text:span text:style-name="T1"><text:s text:c="4"/>if (students.size() &gt;= 150) {</text:span></text:p>
      <text:p text:style-name="P1"><text:span text:style-name="T1"><text:s text:c="8"/>std::cout &lt;&lt; "All groups are full.\n"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Student student;</text:span></text:p>
      <text:p text:style-name="P1"><text:span text:style-name="T1"><text:s text:c="4"/>std::cout &lt;&lt; "Enter first name: ";</text:span></text:p>
      <text:p text:style-name="P1"><text:span text:style-name="T1"><text:s text:c="4"/>std::cin &gt;&gt; student.firstname;</text:span></text:p>
      <text:p text:style-name="P1"><text:span text:style-name="T1"><text:s text:c="4"/>std::cout &lt;&lt; "Enter surname: ";</text:span></text:p>
      <text:p text:style-name="P1"><text:span text:style-name="T1"><text:s text:c="4"/>std::cin &gt;&gt; student.surname;</text:span></text:p>
      <text:p text:style-name="P1"><text:span text:style-name="T1"><text:s text:c="4"/>std::cout &lt;&lt; "Enter gender (Male/Female): ";</text:span></text:p>
      <text:p text:style-name="P1"><text:span text:style-name="T1"><text:s text:c="4"/>std::cin &gt;&gt; student.gender;</text:span></text:p>
      <text:p text:style-name="P1"><text:span text:style-name="T1"><text:s text:c="4"/>std::cout &lt;&lt; "Enter age: ";</text:span></text:p>
      <text:p text:style-name="P1"><text:span text:style-name="T1"><text:s text:c="4"/>std::cin &gt;&gt; student.age;</text:span></text:p>
      <text:p text:style-name="P1"><text:span text:style-name="T1"><text:s text:c="4"/>std::cout &lt;&lt; "Enter group (1-3): ";</text:span></text:p>
      <text:p text:style-name="P1"><text:span text:style-name="T1"><text:s text:c="4"/>std::cin &gt;&gt; student.group;</text:span></text:p>
      <text:p text:style-name="P1"><text:span text:style-name="T1"/></text:p>
      <text:p text:style-name="P1"><text:span text:style-name="T1"><text:s text:c="4"/>if (student.group &lt; 1 || student.group &gt; 3) {</text:span></text:p>
      <text:p text:style-name="P1"><text:span text:style-name="T1"><text:s text:c="8"/>std::cout &lt;&lt; "Invalid group. Please enter a group between 1 and 3.\n"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nt sport_count = 0;</text:span></text:p>
      <text:p text:style-name="P1"><text:span text:style-name="T1"><text:s text:c="4"/>int club_count = 0;</text:span></text:p>
      <text:p text:style-name="P1"><text:span text:style-name="T1"><text:s text:c="4"/>int choice;</text:span></text:p>
      <text:p text:style-name="P1"><text:span text:style-name="T1"><text:s text:c="4"/>do {</text:span></text:p>
      <text:p text:style-name="P1"><text:span text:style-name="T1"><text:s text:c="8"/>std::cout &lt;&lt; "Choose activity type: 1. Sport 2. Club/Society 3. Done: ";</text:span></text:p>
      <text:p text:style-name="P1"><text:span text:style-name="T1"><text:s text:c="8"/>std::cin &gt;&gt; choice;</text:span></text:p>
      <text:p text:style-name="P1"><text:span text:style-name="T1"/></text:p>
      <text:p text:style-name="P1"><text:span text:style-name="T1"><text:s text:c="8"/>if (choice == 1 &amp;&amp; sport_count &lt; 1) {</text:span></text:p>
      <text:p text:style-name="P1"><text:span text:style-name="T1"><text:s text:c="12"/>std::cout &lt;&lt; "Choose sport: ";</text:span></text:p>
      <text:p text:style-name="P1"><text:span text:style-name="T1"><text:s text:c="12"/>for (size_t i = 0; i &lt; sports.size(); ++i) {</text:span></text:p>
      <text:p text:style-name="P1"><text:span text:style-name="T1"><text:s text:c="16"/>std::cout &lt;&lt; i + 1 &lt;&lt; ". " &lt;&lt; sports[i].name &lt;&lt; " (" &lt;&lt; sports[i].members.size() &lt;&lt; "/" &lt;&lt; sports[i].max_capacity &lt;&lt; ")\n";</text:span></text:p>
      <text:p text:style-name="P1"><text:span text:style-name="T1"><text:s text:c="12"/>}</text:span></text:p>
      <text:p text:style-name="P1"><text:span text:style-name="T1"><text:s text:c="12"/>int sport_choice;</text:span></text:p>
      <text:p text:style-name="P1"><text:span text:style-name="T1"><text:s text:c="12"/>std::cin &gt;&gt; sport_choice;</text:span></text:p>
      <text:p text:style-name="P1"><text:span text:style-name="T1"><text:s text:c="12"/>if (sport_choice &gt;= 1 &amp;&amp; sport_choice &lt;= sports.size()) {</text:span></text:p>
      <text:p text:style-name="P1"><text:span text:style-name="T1"><text:s text:c="16"/>if (sports[sport_choice - 1].members.size() &lt; sports[sport_choice - 1].max_capacity &amp;&amp;</text:span></text:p>
      <text:p text:style-name="P1"><text:span text:style-name="T1"><text:s text:c="20"/>checkGenderBalance(sports[sport_choice - 1].members, student.gender, 75)) {</text:span></text:p>
      <text:p text:style-name="P1"><text:span text:style-name="T1"><text:s text:c="20"/>student.activities.push_back(sports[sport_choice - 1].name);</text:span></text:p>
      <text:p text:style-name="P1"><text:span text:style-name="T1"><text:s text:c="20"/>sports[sport_choice - 1].members.push_back(student);</text:span></text:p>
      <text:p text:style-name="P1"><text:span text:style-name="T1"><text:s text:c="20"/>sport_count++;</text:span></text:p>
      <text:p text:style-name="P1"><text:span text:style-name="T1"><text:s text:c="16"/>} else {</text:span></text:p>
      <text:p text:style-name="P1"><text:span text:style-name="T1"><text:s text:c="20"/>std::cout &lt;&lt; "Sport is at full capacity or gender limit exceeded.\n"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 else if (choice == 2 &amp;&amp; club_count &lt; 3 &amp;&amp; (sport_count == 0 || club_count &lt; 2)) {</text:span></text:p>
      <text:p text:style-name="P1"><text:span text:style-name="T1"><text:s text:c="12"/>std::cout &lt;&lt; "Choose club/society: ";</text:span></text:p>
      <text:p text:style-name="P1"><text:span text:style-name="T1"><text:s text:c="12"/>for (size_t i = 0; i &lt; clubs.size(); ++i) {</text:span></text:p>
      <text:p text:style-name="P1"><text:span text:style-name="T1"><text:s text:c="16"/>std::cout &lt;&lt; i + 1 &lt;&lt; ". " &lt;&lt; clubs[i].name &lt;&lt; " (" &lt;&lt; clubs[i].members.size() &lt;&lt; "/" &lt;&lt; clubs[i].max_capacity &lt;&lt; ")\n";</text:span></text:p>
      <text:p text:style-name="P1"><text:span text:style-name="T1"><text:s text:c="12"/>}</text:span></text:p>
      <text:p text:style-name="P1"><text:span text:style-name="T1"><text:s text:c="12"/>int club_choice;</text:span></text:p>
      <text:p text:style-name="P1"><text:span text:style-name="T1"><text:s text:c="12"/>std::cin &gt;&gt; club_choice;</text:span></text:p>
      <text:p text:style-name="P1"><text:span text:style-name="T1"><text:s text:c="12"/>if (club_choice &gt;= 1 &amp;&amp; club_choice &lt;= clubs.size()) {</text:span></text:p>
      <text:p text:style-name="P1"><text:span text:style-name="T1"><text:s text:c="16"/>if (clubs[club_choice - 1].members.size() &lt; clubs[club_choice - 1].max_capacity &amp;&amp;</text:span></text:p>
      <text:p text:style-name="P1"><text:span text:style-name="T1"><text:s text:c="20"/>checkGenderBalance(clubs[club_choice - 1].members, student.gender, 50)) {</text:span></text:p>
      <text:p text:style-name="P1"><text:span text:style-name="T1"><text:s text:c="20"/>student.activities.push_back(clubs[club_choice - 1].name);</text:span></text:p>
      <text:p text:style-name="P1"><text:span text:style-name="T1"><text:s text:c="20"/>clubs[club_choice - 1].members.push_back(student);</text:span></text:p>
      <text:p text:style-name="P1"><text:span text:style-name="T1"><text:s text:c="20"/>club_count++;</text:span></text:p>
      <text:p text:style-name="P1"><text:span text:style-name="T1"><text:s text:c="16"/>} else {</text:span></text:p>
      <text:p text:style-name="P1"><text:span text:style-name="T1"><text:s text:c="20"/>std::cout &lt;&lt; "Club/Society is at full capacity or gender limit exceeded.\n"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 while (choice != 3 &amp;&amp; (sport_count + club_count) &lt; 3);</text:span></text:p>
      <text:p text:style-name="P1"><text:span text:style-name="T1"/></text:p>
      <text:p text:style-name="P1"><text:span text:style-name="T1"><text:s text:c="4"/>if (sport_count == 0 &amp;&amp; club_count == 0) {</text:span></text:p>
      <text:p text:style-name="P1"><text:span text:style-name="T1"><text:s text:c="8"/>std::cout &lt;&lt; "At least one activity must be selected.\n"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students.push_back(student);</text:span></text:p>
      <text:p text:style-name="P1"><text:span text:style-name="T1">}</text:span></text:p>
      <text:p text:style-name="P1"><text:span text:style-name="T1"/></text:p>
      <text:p text:style-name="P1"><text:span text:style-name="T1">void viewStudents() {</text:span></text:p>
      <text:p text:style-name="P1"><text:span text:style-name="T1"><text:s text:c="4"/>for (const auto&amp; student : students) {</text:span></text:p>
      <text:p text:style-name="P1"><text:span text:style-name="T1"><text:s text:c="8"/>std::cout &lt;&lt; "Name: " &lt;&lt; student.firstname &lt;&lt; " " &lt;&lt; student.surname &lt;&lt; ", Gender: " &lt;&lt; student.gender</text:span></text:p>
      <text:p text:style-name="P1"><text:span text:style-name="T1"><text:s text:c="18"/>&lt;&lt; ", Age: " &lt;&lt; student.age &lt;&lt; ", Group: " &lt;&lt; student.group &lt;&lt; "\n";</text:span></text:p>
      <text:p text:style-name="P1"><text:span text:style-name="T1"><text:s text:c="8"/>std::cout &lt;&lt; "Activities: ";</text:span></text:p>
      <text:p text:style-name="P1"><text:span text:style-name="T1"><text:s text:c="8"/>for (const auto&amp; activity : student.activities) {</text:span></text:p>
      <text:p text:style-name="P1"><text:span text:style-name="T1"><text:s text:c="12"/>std::cout &lt;&lt; activity &lt;&lt; " ";</text:span></text:p>
      <text:p text:style-name="P1"><text:span text:style-name="T1"><text:s text:c="8"/>}</text:span></text:p>
      <text:p text:style-name="P1"><text:span text:style-name="T1"><text:s text:c="8"/>std::cout &lt;&lt; "\n"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viewStudentsByGroup() {</text:span></text:p>
      <text:p text:style-name="P1"><text:span text:style-name="T1"><text:s text:c="4"/>std::map&lt;int, std::vector&lt;Student&gt;&gt; grouped_students;</text:span></text:p>
      <text:p text:style-name="P1"><text:span text:style-name="T1"><text:s text:c="4"/>for (const auto&amp; student : students) {</text:span></text:p>
      <text:p text:style-name="P1"><text:span text:style-name="T1"><text:s text:c="8"/>grouped_students[student.group].push_back(student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r (const auto&amp; group : grouped_students) {</text:span></text:p>
      <text:p text:style-name="P1"><text:span text:style-name="T1"><text:s text:c="8"/>std::cout &lt;&lt; "Group " &lt;&lt; group.first &lt;&lt; ":\n";</text:span></text:p>
      <text:p text:style-name="P1"><text:span text:style-name="T1"><text:s text:c="8"/>for (const auto&amp; student : group.second) {</text:span></text:p>
      <text:p text:style-name="P1"><text:span text:style-name="T1"><text:s text:c="12"/>std::cout &lt;&lt; "Name: " &lt;&lt; student.firstname &lt;&lt; " " &lt;&lt; student.surname &lt;&lt; ", Gender: " &lt;&lt; student.gender</text:span></text:p>
      <text:p text:style-name="P1"><text:span text:style-name="T1"><text:s text:c="22"/>&lt;&lt; ", Age: " &lt;&lt; student.age &lt;&lt; "\n";</text:span></text:p>
      <text:p text:style-name="P1"><text:span text:style-name="T1"><text:s text:c="12"/>std::cout &lt;&lt; "Activities: ";</text:span></text:p>
      <text:p text:style-name="P1"><text:span text:style-name="T1"><text:s text:c="12"/>for (const auto&amp; activity : student.activities) {</text:span></text:p>
      <text:p text:style-name="P1"><text:span text:style-name="T1"><text:s text:c="16"/>std::cout &lt;&lt; activity &lt;&lt; " ";</text:span></text:p>
      <text:p text:style-name="P1"><text:span text:style-name="T1"><text:s text:c="12"/>}</text:span></text:p>
      <text:p text:style-name="P1"><text:span text:style-name="T1"><text:s text:c="12"/>std::cout &lt;&lt; "\n"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viewActivities(const std::vector&lt;Activity&gt;&amp; activities) {</text:span></text:p>
      <text:p text:style-name="P1"><text:span text:style-name="T1"><text:s text:c="4"/>for (const auto&amp; activity : activities) {</text:span></text:p>
      <text:p text:style-name="P1"><text:span text:style-name="T1"><text:s text:c="8"/>std::cout &lt;&lt; "Activity: " &lt;&lt; activity.name &lt;&lt; ", Capacity: " &lt;&lt; activity.members.size() &lt;&lt; "/" &lt;&lt; activity.max_capacity &lt;&lt; "\n"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saveToFile() {</text:span></text:p>
      <text:p text:style-name="P1"><text:span text:style-name="T1"><text:s text:c="4"/>std::ofstream file("students.csv");</text:span></text:p>
      <text:p text:style-name="P1"><text:span text:style-name="T1"><text:s text:c="4"/>file &lt;&lt; "Firstname,Surname,Gender,Age,Group,Activities\n";</text:span></text:p>
      <text:p text:style-name="P1"><text:span text:style-name="T1"><text:s text:c="4"/>for (const auto&amp; student : students) {</text:span></text:p>
      <text:p text:style-name="P1"><text:span text:style-name="T1"><text:s text:c="8"/>file &lt;&lt; student.firstname &lt;&lt; "," &lt;&lt; student.surname &lt;&lt; "," &lt;&lt; student.gender &lt;&lt; "," &lt;&lt; student.age &lt;&lt; "," &lt;&lt; student.group &lt;&lt; ",";</text:span></text:p>
      <text:p text:style-name="P1"><text:span text:style-name="T1"><text:s text:c="8"/>for (const auto&amp; activity : student.activities) {</text:span></text:p>
      <text:p text:style-name="P1"><text:span text:style-name="T1"><text:s text:c="12"/>file &lt;&lt; activity &lt;&lt; " ";</text:span></text:p>
      <text:p text:style-name="P1"><text:span text:style-name="T1"><text:s text:c="8"/>}</text:span></text:p>
      <text:p text:style-name="P1"><text:span text:style-name="T1"><text:s text:c="8"/>file &lt;&lt; "\n";</text:span></text:p>
      <text:p text:style-name="P1"><text:span text:style-name="T1"><text:s text:c="4"/>}</text:span></text:p>
      <text:p text:style-name="P1"><text:span text:style-name="T1"><text:s text:c="4"/>file.close();</text:span></text:p>
      <text:p text:style-name="P1"><text:span text:style-name="T1"><text:s text:c="4"/>std::cout &lt;&lt; "Data saved to students.csv\n";</text:span></text:p>
      <text:p text:style-name="P1"><text:span text:style-name="T1">}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int choice;</text:span></text:p>
      <text:p text:style-name="P1"><text:span text:style-name="T1"><text:s text:c="4"/>do {</text:span></text:p>
      <text:p text:style-name="P1"><text:span text:style-name="T1"><text:s text:c="8"/>std::cout &lt;&lt; "Menu:\n";</text:span></text:p>
      <text:p text:style-name="P1"><text:span text:style-name="T1"><text:s text:c="8"/>std::cout &lt;&lt; "1. Add Student\n";</text:span></text:p>
      <text:p text:style-name="P1"><text:span text:style-name="T1"><text:s text:c="8"/>std::cout &lt;&lt; "2. View Students\n";</text:span></text:p>
      <text:p text:style-name="P1"><text:span text:style-name="T1"><text:s text:c="8"/>std::cout &lt;&lt; "3. View Clubs/Societies\n";</text:span></text:p>
      <text:p text:style-name="P1"><text:span text:style-name="T1"><text:s text:c="8"/>std::cout &lt;&lt; "4. View Sports\n";</text:span></text:p>
      <text:p text:style-name="P1"><text:span text:style-name="T1"><text:s text:c="8"/>std::cout &lt;&lt; "5. View Grouped Students\n";</text:span></text:p>
      <text:p text:style-name="P1"><text:span text:style-name="T1"><text:s text:c="8"/>std::cout &lt;&lt; "6. Save all Files\n";</text:span></text:p>
      <text:p text:style-name="P1"><text:span text:style-name="T1"><text:s text:c="8"/>std::cout &lt;&lt; "7. Exit\n";</text:span></text:p>
      <text:p text:style-name="P1"><text:span text:style-name="T1"><text:s text:c="8"/>std::cin &gt;&gt; choice;</text:span></text:p>
      <text:p text:style-name="P1"><text:span text:style-name="T1"/></text:p>
      <text:p text:style-name="P1"><text:span text:style-name="T1"><text:s text:c="8"/>switch (choice) {</text:span></text:p>
      <text:p text:style-name="P1"><text:span text:style-name="T1"><text:s text:c="12"/>case 1:</text:span></text:p>
      <text:p text:style-name="P1"><text:span text:style-name="T1"><text:s text:c="16"/>addStudent();</text:span></text:p>
      <text:p text:style-name="P1"><text:span text:style-name="T1"><text:s text:c="16"/>break;</text:span></text:p>
      <text:p text:style-name="P1"><text:span text:style-name="T1"><text:s text:c="12"/>case 2:</text:span></text:p>
      <text:p text:style-name="P1"><text:span text:style-name="T1"><text:s text:c="16"/>viewStudents();</text:span></text:p>
      <text:p text:style-name="P1"><text:span text:style-name="T1"><text:s text:c="16"/>break;</text:span></text:p>
      <text:p text:style-name="P1"><text:span text:style-name="T1"><text:s text:c="12"/>case 3:</text:span></text:p>
      <text:p text:style-name="P1"><text:span text:style-name="T1"><text:s text:c="16"/>viewActivities(clubs);</text:span></text:p>
      <text:p text:style-name="P1"><text:span text:style-name="T1"><text:s text:c="16"/>break;</text:span></text:p>
      <text:p text:style-name="P1"><text:span text:style-name="T1"><text:s text:c="12"/>case 4:</text:span></text:p>
      <text:p text:style-name="P1"><text:span text:style-name="T1"><text:s text:c="16"/>viewActivities(sports);</text:span></text:p>
      <text:p text:style-name="P1"><text:span text:style-name="T1"><text:s text:c="16"/>break;</text:span></text:p>
      <text:p text:style-name="P1"><text:span text:style-name="T1"><text:s text:c="12"/>case 5:</text:span></text:p>
      <text:p text:style-name="P1"><text:span text:style-name="T1"><text:s text:c="16"/>viewStudentsByGroup();</text:span></text:p>
      <text:p text:style-name="P1"><text:span text:style-name="T1"><text:s text:c="16"/>break;</text:span></text:p>
      <text:p text:style-name="P1"><text:span text:style-name="T1"><text:s text:c="12"/>case 6:</text:span></text:p>
      <text:p text:style-name="P1"><text:span text:style-name="T1"><text:s text:c="16"/>saveToFile();</text:span></text:p>
      <text:p text:style-name="P1"><text:span text:style-name="T1"><text:s text:c="16"/>break;</text:span></text:p>
      <text:p text:style-name="P1"><text:span text:style-name="T1"><text:s text:c="12"/>case 7:</text:span></text:p>
      <text:p text:style-name="P1"><text:span text:style-name="T1"><text:s text:c="16"/>std::cout &lt;&lt; "Exiting...\n";</text:span></text:p>
      <text:p text:style-name="P1"><text:span text:style-name="T1"><text:s text:c="16"/>break;</text:span></text:p>
      <text:p text:style-name="P1"><text:span text:style-name="T1"><text:s text:c="12"/>default:</text:span></text:p>
      <text:p text:style-name="P1"><text:span text:style-name="T1"><text:s text:c="16"/>std::cout &lt;&lt; "Invalid choice. Try again.\n";</text:span></text:p>
      <text:p text:style-name="P1"><text:span text:style-name="T1"><text:s text:c="8"/>}</text:span></text:p>
      <text:p text:style-name="P1"><text:span text:style-name="T1"><text:s text:c="4"/>} while (choice != 7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